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often go outside on Saturdays</text:p>
      <text:p text:style-name="Normal"/>
      <text:p text:style-name="Normal">English is a very beautiful language.</text:p>
      <text:p text:style-name="Normal"/>
      <text:p text:style-name="Normal">He lives in the United-States of America</text:p>
      <text:p text:style-name="Normal"/>
      <text:p text:style-name="Normal">We are in holidays this week.</text:p>
      <text:p text:style-name="Normal"/>
      <text:p text:style-name="Normal">She gots blond hair</text:p>
      <text:p text:style-name="Normal"/>
      <text:p text:style-name="Normal">My grandfather is<text:s/>in<text:s/>hospital<text:s/></text:p>
      <text:p text:style-name="Normal"/>
      <text:p text:style-name="Normal"/>
      <text:p text:style-name="Normal">The origin of life is a mystery.</text:p>
      <text:p text:style-name="Normal"/>
      <text:p text:style-name="Normal">I’m studying the life of Beethoven.</text:p>
      <text:p text:style-name="Normal"/>
      <text:p text:style-name="Normal">These days hotels are very expensive<text:s/></text:p>
      <text:p text:style-name="Normal">British Hotels are even more expensive than French ones.</text:p>
      <text:p text:style-name="Normal">People are more interesting than books.</text:p>
      <text:p text:style-name="Normal">Did you like the books that I gave you ?</text:p>
      <text:p text:style-name="Normal"/>
      <text:p text:style-name="Normal">She said that it was cold.</text:p>
      <text:p text:style-name="Normal">The radio says that it is raining</text:p>
      <text:p text:style-name="Normal">The man says that it will rain</text:p>
      <text:p text:style-name="Normal">The man said that it would rain<text:s/></text:p>
      <text:p text:style-name="Normal">He asked me who the others were</text:p>
      <text:p text:style-name="Normal">I wonder what my sister was doing.</text:p>
      <text:p text:style-name="Normal">I asked her where her parents liv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13T14:19:00Z</meta:creation-date>
    <dc:date>2020-10-14T05:55:00Z</dc:date>
    <meta:template xlink:href="Normal.dotm" xlink:type="simple"/>
    <meta:editing-cycles>2</meta:editing-cycles>
    <meta:editing-duration>PT56160S</meta:editing-duration>
    <meta:document-statistic meta:page-count="1" meta:paragraph-count="1" meta:word-count="103" meta:character-count="674" meta:row-count="4" meta:non-whitespace-character-count="572"/>
  </office:meta>
</office:document-meta>
</file>